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2556310330648916969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29737750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29737913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29722914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Dec 1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3"/>
      <text:p text:style-name="P4"><text:span text:style-name="T3">Sun Dec 2, 2018 </text:span>4 miles<text:span text:style-name="T3"> <text:s/></text:span></text:p>
      <text:p text:style-name="P3">I walked and ran 4 miles on the Ernst Trail and averaged 11:55/mile. I walked about 0.1 miles at the beginning of each ½ mile. <text:s/>Walk/Run Ratio: 0.25</text:p>
      <text:p text:style-name="P3"/>
      <text:p text:style-name="P4"><text:span text:style-name="T3">Mon Dec 3, 2018 </text:span>4.5 miles<text:span text:style-name="T3"> </text:span></text:p>
      <text:p text:style-name="P4">Warmup:<text:span text:style-name="T3"> <text:s/>2 miles on a Wise Center treadmill, splits: 8:58, 8:27 with last ¼ <text:s/>mile in 1:55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40.</text:p>
      <text:p text:style-name="P3">pulse at the end of first run: 143, pulse at the end of fourth run: 153 </text:p>
      <text:p text:style-name="P4">Warmdown:<text:span text:style-name="T3"> <text:s/>0.4 miles in about 4 minutes and ½ mile jog home.</text:span></text:p>
      <text:p text:style-name="P4"><text:span text:style-name="T3"/></text:p>
      <text:p text:style-name="P4"><text:span text:style-name="T3">Tues Dec 4, 2018 </text:span>4.5 miles<text:span text:style-name="T3"> <text:s/></text:span></text:p>
      <text:p text:style-name="P4">Warmup:<text:span text:style-name="T3"> <text:s/>½ mile jog to the Wise Center </text:span></text:p>
      <text:p text:style-name="P4"><text:span text:style-name="T3">0.1 mile lead into 2 miles on a treadmill and rest 5 minutes</text:span></text:p>
      <text:p text:style-name="P4"><text:span text:style-name="T3">Splits for 2 mile 8:47, 8:27</text:span></text:p>
      <text:p text:style-name="P4">Run:<text:span text:style-name="T3"> 0.1 mile lead into a 1 mile run</text:span></text:p>
      <text:p text:style-name="P4"><text:span text:style-name="T3">time for 1 mile: 7:22</text:span></text:p>
      <text:p text:style-name="P4"><text:span text:style-name="T3">¼ mile splits: 1:52.5, 1:51.1, 1:49.8, 1:48.4</text:span></text:p>
      <text:p text:style-name="P4">Warm down:<text:span text:style-name="T3"> <text:s/>0.4 mile on treadmill and 0.5 mile jog home </text:span></text:p>
      <text:p text:style-name="P3"/>
      <text:p text:style-name="P18"/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4T09:54:03.63</dc:date>
    <dc:creator>James  Lombardi</dc:creator>
    <meta:editing-duration>P6DT14H9M16S</meta:editing-duration>
    <meta:editing-cycles>536</meta:editing-cycles>
    <meta:generator>OpenOffice/4.1.2$Win32 OpenOffice.org_project/412m3$Build-9782</meta:generator>
    <meta:document-statistic meta:table-count="0" meta:image-count="0" meta:object-count="0" meta:page-count="8" meta:paragraph-count="203" meta:word-count="2662" meta:character-count="13550"/>
  </office:meta>
</office:document-meta>
</file>